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7.281cm" fo:margin-left="0.228cm" table:align="left"/>
    </style:style>
    <style:style style:name="表格1.A" style:family="table-column">
      <style:table-column-properties style:column-width="0.928cm"/>
    </style:style>
    <style:style style:name="表格1.B" style:family="table-column">
      <style:table-column-properties style:column-width="0.993cm"/>
    </style:style>
    <style:style style:name="表格1.C" style:family="table-column">
      <style:table-column-properties style:column-width="1.923cm"/>
    </style:style>
    <style:style style:name="表格1.D" style:family="table-column">
      <style:table-column-properties style:column-width="1.917cm"/>
    </style:style>
    <style:style style:name="表格1.E" style:family="table-column">
      <style:table-column-properties style:column-width="1.916cm"/>
    </style:style>
    <style:style style:name="表格1.F" style:family="table-column">
      <style:table-column-properties style:column-width="1.914cm"/>
    </style:style>
    <style:style style:name="表格1.G" style:family="table-column">
      <style:table-column-properties style:column-width="1.919cm"/>
    </style:style>
    <style:style style:name="表格1.H" style:family="table-column">
      <style:table-column-properties style:column-width="0.187cm"/>
    </style:style>
    <style:style style:name="表格1.I" style:family="table-column">
      <style:table-column-properties style:column-width="1.759cm"/>
    </style:style>
    <style:style style:name="表格1.J" style:family="table-column">
      <style:table-column-properties style:column-width="1.891cm"/>
    </style:style>
    <style:style style:name="表格1.K" style:family="table-column">
      <style:table-column-properties style:column-width="0.961cm"/>
    </style:style>
    <style:style style:name="表格1.L" style:family="table-column">
      <style:table-column-properties style:column-width="0.974cm"/>
    </style:style>
    <style:style style:name="表格1.1" style:family="table-row">
      <style:table-row-properties style:min-row-height="0.954cm" style:use-optimal-row-height="false"/>
    </style:style>
    <style:style style:name="表格1.A1" style:family="table-cell">
      <style:table-cell-properties fo:padding="0cm" fo:border-left="1pt solid #000000" fo:border-right="0.75pt solid #000000" fo:border-top="1pt solid #000000" fo:border-bottom="0.75pt solid #000000" style:writing-mode="tb-rl"/>
    </style:style>
    <style:style style:name="表格1.B1" style:family="table-cell">
      <style:table-cell-properties fo:padding="0cm" fo:border-left="0.75pt solid #000000" fo:border-right="0.75pt solid #000000" fo:border-top="1pt solid #000000" fo:border-bottom="0.75pt solid #000000" style:writing-mode="lr-tb"/>
    </style:style>
    <style:style style:name="表格1.D1" style:family="table-cell">
      <style:table-cell-properties style:vertical-align="middle" fo:padding="0cm" fo:border-left="0.75pt solid #000000" fo:border-right="0.5pt solid #000000" fo:border-top="1pt solid #000000" fo:border-bottom="0.75pt solid #000000" style:writing-mode="lr-tb"/>
    </style:style>
    <style:style style:name="表格1.I1" style:family="table-cell">
      <style:table-cell-properties style:vertical-align="middle" fo:padding="0cm" fo:border-left="0.5pt solid #000000" fo:border-right="0.5pt solid #000000" fo:border-top="1pt solid #000000" fo:border-bottom="0.75pt solid #000000" style:writing-mode="lr-tb"/>
    </style:style>
    <style:style style:name="表格1.J1" style:family="table-cell">
      <style:table-cell-properties style:vertical-align="middle" fo:padding="0cm" fo:border-left="0.5pt solid #000000" fo:border-right="1pt solid #000000" fo:border-top="1pt solid #000000" fo:border-bottom="0.75pt solid #000000" style:writing-mode="lr-tb"/>
    </style:style>
    <style:style style:name="表格1.2" style:family="table-row">
      <style:table-row-properties style:min-row-height="0.96cm" style:use-optimal-row-height="false"/>
    </style:style>
    <style:style style:name="表格1.B2" style:family="table-cell">
      <style:table-cell-properties fo:padding="0cm" fo:border="0.75pt solid #000000" style:writing-mode="lr-tb"/>
    </style:style>
    <style:style style:name="表格1.D2" style:family="table-cell">
      <style:table-cell-properties style:vertical-align="middle" fo:padding="0cm" fo:border-left="0.75pt solid #000000" fo:border-right="1pt solid #000000" fo:border-top="0.75pt solid #000000" fo:border-bottom="0.75pt solid #000000" style:writing-mode="lr-tb"/>
    </style:style>
    <style:style style:name="表格1.B3" style:family="table-cell">
      <style:table-cell-properties fo:padding="0cm" fo:border="0.75pt solid #000000" style:writing-mode="lr-tb"/>
    </style:style>
    <style:style style:name="表格1.B4" style:family="table-cell">
      <style:table-cell-properties style:vertical-align="middle" fo:padding="0cm" fo:border="0.75pt solid #000000" style:writing-mode="lr-tb"/>
    </style:style>
    <style:style style:name="表格1.6" style:family="table-row">
      <style:table-row-properties style:min-row-height="1.039cm" style:use-optimal-row-height="false"/>
    </style:style>
    <style:style style:name="表格1.A6" style:family="table-cell">
      <style:table-cell-properties fo:padding="0cm" fo:border-left="1pt solid #000000" fo:border-right="0.75pt solid #000000" fo:border-top="0.75pt solid #000000" fo:border-bottom="0.75pt solid #000000" style:writing-mode="tb-rl"/>
    </style:style>
    <style:style style:name="表格1.7" style:family="table-row">
      <style:table-row-properties style:min-row-height="1.263cm" style:use-optimal-row-height="false"/>
    </style:style>
    <style:style style:name="表格1.A7" style:family="table-cell">
      <style:table-cell-properties fo:padding="0cm" fo:border-left="1pt solid #000000" fo:border-right="0.75pt solid #000000" fo:border-top="0.75pt solid #000000" fo:border-bottom="0.75pt solid #000000" style:writing-mode="tb-rl"/>
    </style:style>
    <style:style style:name="表格1.B7" style:family="table-cell">
      <style:table-cell-properties fo:padding="0cm" fo:border="0.75pt solid #000000" style:writing-mode="lr-tb"/>
    </style:style>
    <style:style style:name="表格1.8" style:family="table-row">
      <style:table-row-properties style:min-row-height="1.154cm" style:use-optimal-row-height="false"/>
    </style:style>
    <style:style style:name="表格1.A8" style:family="table-cell">
      <style:table-cell-properties fo:padding="0cm" fo:border-left="1pt solid #000000" fo:border-right="0.75pt solid #000000" fo:border-top="0.75pt solid #000000" fo:border-bottom="0.75pt solid #000000" style:writing-mode="tb-rl"/>
    </style:style>
    <style:style style:name="表格1.B8" style:family="table-cell">
      <style:table-cell-properties fo:padding="0cm" fo:border="0.75pt solid #000000" style:writing-mode="lr-tb"/>
    </style:style>
    <style:style style:name="表格1.9" style:family="table-row">
      <style:table-row-properties style:min-row-height="1.074cm" style:use-optimal-row-height="false"/>
    </style:style>
    <style:style style:name="表格1.A9" style:family="table-cell">
      <style:table-cell-properties fo:padding="0cm" fo:border-left="1pt solid #000000" fo:border-right="0.75pt solid #000000" fo:border-top="0.75pt solid #000000" fo:border-bottom="0.75pt solid #000000" style:writing-mode="tb-rl"/>
    </style:style>
    <style:style style:name="表格1.10" style:family="table-row">
      <style:table-row-properties style:min-row-height="0.942cm" style:use-optimal-row-height="false"/>
    </style:style>
    <style:style style:name="表格1.A10" style:family="table-cell">
      <style:table-cell-properties fo:padding="0cm" fo:border-left="1pt solid #000000" fo:border-right="0.75pt solid #000000" fo:border-top="0.75pt solid #000000" fo:border-bottom="0.75pt solid #000000" style:writing-mode="tb-rl"/>
    </style:style>
    <style:style style:name="表格1.11" style:family="table-row">
      <style:table-row-properties style:min-row-height="0.93cm" style:use-optimal-row-height="false"/>
    </style:style>
    <style:style style:name="表格1.A11" style:family="table-cell">
      <style:table-cell-properties fo:padding="0cm" fo:border-left="1pt solid #000000" fo:border-right="0.75pt solid #000000" fo:border-top="0.75pt solid #000000" fo:border-bottom="0.75pt solid #000000" style:writing-mode="tb-rl"/>
    </style:style>
    <style:style style:name="表格1.A12" style:family="table-cell">
      <style:table-cell-properties fo:padding="0cm" fo:border-left="1pt solid #000000" fo:border-right="0.75pt solid #000000" fo:border-top="0.75pt solid #000000" fo:border-bottom="0.75pt solid #000000" style:writing-mode="tb-rl"/>
    </style:style>
    <style:style style:name="表格1.A13" style:family="table-cell">
      <style:table-cell-properties fo:padding="0cm" fo:border-left="1pt solid #000000" fo:border-right="0.75pt solid #000000" fo:border-top="0.75pt solid #000000" fo:border-bottom="0.75pt solid #000000" style:writing-mode="tb-rl"/>
    </style:style>
    <style:style style:name="表格1.14" style:family="table-row">
      <style:table-row-properties style:min-row-height="1.302cm" style:use-optimal-row-height="false"/>
    </style:style>
    <style:style style:name="表格1.A14" style:family="table-cell">
      <style:table-cell-properties style:vertical-align="middle" fo:padding="0cm" fo:border-left="1pt solid #000000" fo:border-right="0.75pt solid #000000" fo:border-top="0.75pt solid #000000" fo:border-bottom="0.75pt solid #000000" style:writing-mode="lr-tb"/>
    </style:style>
    <style:style style:name="表格1.15" style:family="table-row">
      <style:table-row-properties style:min-row-height="0.861cm" style:use-optimal-row-height="false"/>
    </style:style>
    <style:style style:name="表格1.A15" style:family="table-cell">
      <style:table-cell-properties fo:padding="0cm" fo:border-left="1pt solid #000000" fo:border-right="1pt solid #000000" fo:border-top="0.75pt solid #000000" fo:border-bottom="0.75pt solid #000000" style:writing-mode="lr-tb"/>
    </style:style>
    <style:style style:name="表格1.16" style:family="table-row">
      <style:table-row-properties style:min-row-height="0.624cm" style:use-optimal-row-height="false"/>
    </style:style>
    <style:style style:name="表格1.A16" style:family="table-cell">
      <style:table-cell-properties fo:padding="0cm" fo:border-left="1pt solid #000000" fo:border-right="0.75pt solid #000000" fo:border-top="0.75pt solid #000000" fo:border-bottom="0.75pt solid #000000" style:writing-mode="lr-tb"/>
    </style:style>
    <style:style style:name="表格1.C16" style:family="table-cell">
      <style:table-cell-properties fo:padding="0cm" fo:border="0.75pt solid #000000" style:writing-mode="lr-tb"/>
    </style:style>
    <style:style style:name="表格1.D16" style:family="table-cell">
      <style:table-cell-properties fo:padding="0cm" fo:border="0.75pt solid #000000" style:writing-mode="lr-tb"/>
    </style:style>
    <style:style style:name="表格1.E16" style:family="table-cell">
      <style:table-cell-properties fo:padding="0cm" fo:border="0.75pt solid #000000" style:writing-mode="lr-tb"/>
    </style:style>
    <style:style style:name="表格1.F16" style:family="table-cell">
      <style:table-cell-properties fo:padding="0cm" fo:border="0.75pt solid #000000" style:writing-mode="lr-tb"/>
    </style:style>
    <style:style style:name="表格1.G16" style:family="table-cell">
      <style:table-cell-properties fo:padding="0cm" fo:border="0.75pt solid #000000" style:writing-mode="lr-tb"/>
    </style:style>
    <style:style style:name="表格1.H16" style:family="table-cell">
      <style:table-cell-properties fo:padding="0cm" fo:border="0.75pt solid #000000" style:writing-mode="lr-tb"/>
    </style:style>
    <style:style style:name="表格1.J16" style:family="table-cell">
      <style:table-cell-properties fo:padding="0cm" fo:border="0.75pt solid #000000" style:writing-mode="lr-tb"/>
    </style:style>
    <style:style style:name="表格1.K16" style:family="table-cell">
      <style:table-cell-properties fo:padding="0cm" fo:border-left="0.75pt solid #000000" fo:border-right="1pt solid #000000" fo:border-top="0.75pt solid #000000" fo:border-bottom="0.75pt solid #000000" style:writing-mode="lr-tb"/>
    </style:style>
    <style:style style:name="表格1.A17" style:family="table-cell">
      <style:table-cell-properties fo:padding="0cm" fo:border-left="1pt solid #000000" fo:border-right="0.75pt solid #000000" fo:border-top="0.75pt solid #000000" fo:border-bottom="0.75pt solid #000000" style:writing-mode="lr-tb"/>
    </style:style>
    <style:style style:name="表格1.C17" style:family="table-cell">
      <style:table-cell-properties fo:padding="0cm" fo:border="0.75pt solid #000000" style:writing-mode="lr-tb"/>
    </style:style>
    <style:style style:name="表格1.D17" style:family="table-cell">
      <style:table-cell-properties fo:padding="0cm" fo:border="0.75pt solid #000000" style:writing-mode="lr-tb"/>
    </style:style>
    <style:style style:name="表格1.E17" style:family="table-cell">
      <style:table-cell-properties fo:padding="0cm" fo:border="0.75pt solid #000000" style:writing-mode="lr-tb"/>
    </style:style>
    <style:style style:name="表格1.F17" style:family="table-cell">
      <style:table-cell-properties fo:padding="0cm" fo:border="0.75pt solid #000000" style:writing-mode="lr-tb"/>
    </style:style>
    <style:style style:name="表格1.G17" style:family="table-cell">
      <style:table-cell-properties fo:padding="0cm" fo:border="0.75pt solid #000000" style:writing-mode="lr-tb"/>
    </style:style>
    <style:style style:name="表格1.H17" style:family="table-cell">
      <style:table-cell-properties fo:padding="0cm" fo:border="0.75pt solid #000000" style:writing-mode="lr-tb"/>
    </style:style>
    <style:style style:name="表格1.J17" style:family="table-cell">
      <style:table-cell-properties fo:padding="0cm" fo:border="0.75pt solid #000000" style:writing-mode="lr-tb"/>
    </style:style>
    <style:style style:name="表格1.K17" style:family="table-cell">
      <style:table-cell-properties fo:padding="0cm" fo:border="0.75pt solid #000000" style:writing-mode="lr-tb"/>
    </style:style>
    <style:style style:name="表格1.L17" style:family="table-cell">
      <style:table-cell-properties fo:padding="0cm" fo:border-left="0.75pt solid #000000" fo:border-right="1pt solid #000000" fo:border-top="0.75pt solid #000000" fo:border-bottom="0.75pt solid #000000" style:writing-mode="lr-tb"/>
    </style:style>
    <style:style style:name="表格1.18" style:family="table-row">
      <style:table-row-properties style:min-row-height="1.425cm" style:use-optimal-row-height="false"/>
    </style:style>
    <style:style style:name="表格1.19" style:family="table-row">
      <style:table-row-properties style:min-row-height="1.429cm" style:use-optimal-row-height="false"/>
    </style:style>
    <style:style style:name="表格1.A19" style:family="table-cell">
      <style:table-cell-properties fo:padding="0cm" fo:border-left="1pt solid #000000" fo:border-right="0.75pt solid #000000" fo:border-top="0.75pt solid #000000" fo:border-bottom="0.75pt solid #000000" style:writing-mode="lr-tb"/>
    </style:style>
    <style:style style:name="表格1.C19" style:family="table-cell">
      <style:table-cell-properties fo:padding="0cm" fo:border="0.75pt solid #000000" style:writing-mode="lr-tb"/>
    </style:style>
    <style:style style:name="表格1.D19" style:family="table-cell">
      <style:table-cell-properties fo:padding="0cm" fo:border="0.75pt solid #000000" style:writing-mode="lr-tb"/>
    </style:style>
    <style:style style:name="表格1.E19" style:family="table-cell">
      <style:table-cell-properties fo:padding="0cm" fo:border="0.75pt solid #000000" style:writing-mode="lr-tb"/>
    </style:style>
    <style:style style:name="表格1.F19" style:family="table-cell">
      <style:table-cell-properties fo:padding="0cm" fo:border="0.75pt solid #000000" style:writing-mode="lr-tb"/>
    </style:style>
    <style:style style:name="表格1.G19" style:family="table-cell">
      <style:table-cell-properties fo:padding="0cm" fo:border="0.75pt solid #000000" style:writing-mode="lr-tb"/>
    </style:style>
    <style:style style:name="表格1.H19" style:family="table-cell">
      <style:table-cell-properties fo:padding="0cm" fo:border="0.75pt solid #000000" style:writing-mode="lr-tb"/>
    </style:style>
    <style:style style:name="表格1.J19" style:family="table-cell">
      <style:table-cell-properties fo:padding="0cm" fo:border="0.75pt solid #000000" style:writing-mode="lr-tb"/>
    </style:style>
    <style:style style:name="表格1.K19" style:family="table-cell">
      <style:table-cell-properties fo:padding="0cm" fo:border="0.75pt solid #000000" style:writing-mode="lr-tb"/>
    </style:style>
    <style:style style:name="表格1.L19" style:family="table-cell">
      <style:table-cell-properties fo:padding="0cm" fo:border-left="0.75pt solid #000000" fo:border-right="1pt solid #000000" fo:border-top="0.75pt solid #000000" fo:border-bottom="0.75pt solid #000000" style:writing-mode="lr-tb"/>
    </style:style>
    <style:style style:name="表格1.A20" style:family="table-cell">
      <style:table-cell-properties fo:padding="0cm" fo:border-left="1pt solid #000000" fo:border-right="0.75pt solid #000000" fo:border-top="0.75pt solid #000000" fo:border-bottom="0.75pt solid #000000" style:writing-mode="lr-tb"/>
    </style:style>
    <style:style style:name="表格1.C20" style:family="table-cell">
      <style:table-cell-properties fo:padding="0cm" fo:border="0.75pt solid #000000" style:writing-mode="lr-tb"/>
    </style:style>
    <style:style style:name="表格1.D20" style:family="table-cell">
      <style:table-cell-properties fo:padding="0cm" fo:border="0.75pt solid #000000" style:writing-mode="lr-tb"/>
    </style:style>
    <style:style style:name="表格1.E20" style:family="table-cell">
      <style:table-cell-properties fo:padding="0cm" fo:border="0.75pt solid #000000" style:writing-mode="lr-tb"/>
    </style:style>
    <style:style style:name="表格1.F20" style:family="table-cell">
      <style:table-cell-properties fo:padding="0cm" fo:border="0.75pt solid #000000" style:writing-mode="lr-tb"/>
    </style:style>
    <style:style style:name="表格1.G20" style:family="table-cell">
      <style:table-cell-properties fo:padding="0cm" fo:border="0.75pt solid #000000" style:writing-mode="lr-tb"/>
    </style:style>
    <style:style style:name="表格1.H20" style:family="table-cell">
      <style:table-cell-properties fo:padding="0cm" fo:border="0.75pt solid #000000" style:writing-mode="lr-tb"/>
    </style:style>
    <style:style style:name="表格1.J20" style:family="table-cell">
      <style:table-cell-properties fo:padding="0cm" fo:border="0.75pt solid #000000" style:writing-mode="lr-tb"/>
    </style:style>
    <style:style style:name="表格1.K20" style:family="table-cell">
      <style:table-cell-properties fo:padding="0cm" fo:border="0.75pt solid #000000" style:writing-mode="lr-tb"/>
    </style:style>
    <style:style style:name="表格1.L20" style:family="table-cell">
      <style:table-cell-properties fo:padding="0cm" fo:border-left="0.75pt solid #000000" fo:border-right="1pt solid #000000" fo:border-top="0.75pt solid #000000" fo:border-bottom="0.75pt solid #000000" style:writing-mode="lr-tb"/>
    </style:style>
    <style:style style:name="表格1.21" style:family="table-row">
      <style:table-row-properties style:min-row-height="1.476cm" style:use-optimal-row-height="false"/>
    </style:style>
    <style:style style:name="表格1.A21" style:family="table-cell">
      <style:table-cell-properties fo:padding="0cm" fo:border-left="1pt solid #000000" fo:border-right="0.75pt solid #000000" fo:border-top="0.75pt solid #000000" fo:border-bottom="0.75pt solid #000000" style:writing-mode="lr-tb"/>
    </style:style>
    <style:style style:name="表格1.C21" style:family="table-cell">
      <style:table-cell-properties fo:padding="0cm" fo:border="0.75pt solid #000000" style:writing-mode="lr-tb"/>
    </style:style>
    <style:style style:name="表格1.D21" style:family="table-cell">
      <style:table-cell-properties fo:padding="0cm" fo:border="0.75pt solid #000000" style:writing-mode="lr-tb"/>
    </style:style>
    <style:style style:name="表格1.E21" style:family="table-cell">
      <style:table-cell-properties fo:padding="0cm" fo:border="0.75pt solid #000000" style:writing-mode="lr-tb"/>
    </style:style>
    <style:style style:name="表格1.F21" style:family="table-cell">
      <style:table-cell-properties fo:padding="0cm" fo:border="0.75pt solid #000000" style:writing-mode="lr-tb"/>
    </style:style>
    <style:style style:name="表格1.G21" style:family="table-cell">
      <style:table-cell-properties fo:padding="0cm" fo:border="0.75pt solid #000000" style:writing-mode="lr-tb"/>
    </style:style>
    <style:style style:name="表格1.H21" style:family="table-cell">
      <style:table-cell-properties fo:padding="0cm" fo:border="0.75pt solid #000000" style:writing-mode="lr-tb"/>
    </style:style>
    <style:style style:name="表格1.J21" style:family="table-cell">
      <style:table-cell-properties fo:padding="0cm" fo:border="0.75pt solid #000000" style:writing-mode="lr-tb"/>
    </style:style>
    <style:style style:name="表格1.K21" style:family="table-cell">
      <style:table-cell-properties fo:padding="0cm" fo:border="0.75pt solid #000000" style:writing-mode="lr-tb"/>
    </style:style>
    <style:style style:name="表格1.L21" style:family="table-cell">
      <style:table-cell-properties fo:padding="0cm" fo:border-left="0.75pt solid #000000" fo:border-right="1pt solid #000000" fo:border-top="0.75pt solid #000000" fo:border-bottom="0.75pt solid #000000" style:writing-mode="lr-tb"/>
    </style:style>
    <style:style style:name="表格2" style:family="table">
      <style:table-properties style:width="17.51cm" table:align="left"/>
    </style:style>
    <style:style style:name="表格2.A" style:family="table-column">
      <style:table-column-properties style:column-width="3.993cm"/>
    </style:style>
    <style:style style:name="表格2.B" style:family="table-column">
      <style:table-column-properties style:column-width="13.517cm"/>
    </style:style>
    <style:style style:name="表格2.1" style:family="table-row">
      <style:table-row-properties style:min-row-height="4.69cm"/>
    </style:style>
    <style:style style:name="表格2.A1" style:family="table-cell">
      <style:table-cell-properties fo:padding="0.097cm" fo:border="0.5pt solid #000000"/>
    </style:style>
    <style:style style:name="表格2.2" style:family="table-row">
      <style:table-row-properties style:min-row-height="1.011cm"/>
    </style:style>
    <style:style style:name="表格2.A2" style:family="table-cell">
      <style:table-cell-properties fo:padding="0.097cm" fo:border-left="0.5pt solid #000000" fo:border-right="none" fo:border-top="none" fo:border-bottom="0.5pt solid #000000"/>
    </style:style>
    <style:style style:name="表格2.B2" style:family="table-cell">
      <style:table-cell-properties fo:padding="0.097cm" fo:border-left="0.5pt solid #000000" fo:border-right="0.5pt solid #000000" fo:border-top="none" fo:border-bottom="0.5pt solid #000000"/>
    </style:style>
    <style:style style:name="P1" style:family="paragraph" style:parent-style-name="本文">
      <style:paragraph-properties fo:line-height="5%" style:punctuation-wrap="simple"/>
    </style:style>
    <style:style style:name="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P3" style:family="paragraph" style:parent-style-name="Table_20_Paragraph">
      <style:paragraph-properties fo:margin-left="0.037cm" fo:margin-right="0cm" fo:margin-top="0.155cm" fo:margin-bottom="0cm" style:contextual-spacing="false" fo:text-indent="0cm" style:auto-text-indent="false" style:punctuation-wrap="simple">
        <style:tab-stops/>
      </style:paragraph-properties>
    </style:style>
    <style:style style:name="P4" style:family="paragraph" style:parent-style-name="本文">
      <style:paragraph-properties fo:margin-left="1.236cm" fo:margin-right="0cm" fo:text-indent="0cm" style:auto-text-indent="false" style:punctuation-wrap="simple">
        <style:tab-stops/>
      </style:paragraph-properties>
    </style:style>
    <style:style style:name="P5" style:family="paragraph" style:parent-style-name="本文">
      <style:paragraph-properties fo:margin-left="1.236cm" fo:margin-right="0cm" fo:margin-top="0.279cm" fo:margin-bottom="0cm" style:contextual-spacing="false" fo:text-indent="0cm" style:auto-text-indent="false" style:punctuation-wrap="simple">
        <style:tab-stops/>
      </style:paragraph-properties>
    </style:style>
    <style:style style:name="P6" style:family="paragraph" style:parent-style-name="本文">
      <style:paragraph-properties fo:margin-left="0.176cm" fo:margin-right="0cm" fo:text-indent="0cm" style:auto-text-indent="false" style:punctuation-wrap="simple">
        <style:tab-stops/>
      </style:paragraph-properties>
    </style:style>
    <style:style style:name="P7" style:family="paragraph" style:parent-style-name="本文">
      <style:paragraph-properties fo:margin-left="12.488cm" fo:margin-right="0cm" fo:line-height="0.568cm" fo:text-indent="0cm" style:auto-text-indent="false" style:punctuation-wrap="simple">
        <style:tab-stops>
          <style:tab-stop style:position="2.54cm"/>
          <style:tab-stop style:position="3.387cm"/>
          <style:tab-stop style:position="4.233cm"/>
        </style:tab-stops>
      </style:paragraph-properties>
      <style:text-properties fo:font-size="12pt" style:font-size-asian="12pt" style:font-size-complex="12pt"/>
    </style:style>
    <style:style style:name="P8" style:family="paragraph" style:parent-style-name="本文">
      <style:paragraph-properties fo:margin-left="0.542cm" fo:margin-right="0cm" fo:margin-top="0.101cm" fo:margin-bottom="0cm" style:contextual-spacing="false" fo:text-indent="0cm" style:auto-text-indent="false" style:punctuation-wrap="simple">
        <style:tab-stops/>
      </style:paragraph-properties>
      <style:text-properties fo:font-size="11pt" style:font-size-asian="11pt" style:font-size-complex="11pt"/>
    </style:style>
    <style:style style:name="P9" style:family="paragraph" style:parent-style-name="本文">
      <style:paragraph-properties fo:margin-left="0.931cm" fo:margin-right="0cm" fo:margin-top="0.125cm" fo:margin-bottom="0cm" style:contextual-spacing="false" fo:text-indent="0cm" style:auto-text-indent="false" style:punctuation-wrap="simple">
        <style:tab-stops/>
      </style:paragraph-properties>
      <style:text-properties fo:font-size="11pt" style:font-size-asian="11pt" style:font-size-complex="11pt"/>
    </style:style>
    <style:style style:name="P10" style:family="paragraph" style:parent-style-name="本文">
      <style:paragraph-properties fo:margin-left="0.931cm" fo:margin-right="0cm" fo:line-height="0.538cm" fo:text-indent="0cm" style:auto-text-indent="false" style:punctuation-wrap="simple">
        <style:tab-stops/>
      </style:paragraph-properties>
      <style:text-properties fo:font-size="11pt" fo:letter-spacing="-0.005cm" style:font-size-asian="11pt" style:font-size-complex="11pt"/>
    </style:style>
    <style:style style:name="P11" style:family="paragraph" style:parent-style-name="Table_20_Paragraph">
      <style:paragraph-properties fo:text-align="justify" style:justify-single-word="false" style:punctuation-wrap="simple"/>
    </style:style>
    <style:style style:name="P12" style:family="paragraph" style:parent-style-name="Table_20_Paragraph">
      <style:paragraph-properties fo:margin-top="0.298cm" fo:margin-bottom="0cm" style:contextual-spacing="false" fo:text-align="justify" style:justify-single-word="false" style:punctuation-wrap="simple"/>
    </style:style>
    <style:style style:name="P13" style:family="paragraph" style:parent-style-name="Table_20_Paragraph">
      <style:paragraph-properties fo:text-align="justify" style:justify-single-word="false" style:punctuation-wrap="simple"/>
      <style:text-properties officeooo:paragraph-rsid="0045ba07"/>
    </style:style>
    <style:style style:name="P14" style:family="paragraph" style:parent-style-name="Table_20_Paragraph">
      <style:paragraph-properties fo:margin-left="0.041cm" fo:margin-right="-0.026cm" fo:margin-top="0.247cm" fo:margin-bottom="0cm" style:contextual-spacing="false" fo:text-align="justify" style:justify-single-word="false" fo:text-indent="0cm" style:auto-text-indent="false" style:punctuation-wrap="simple">
        <style:tab-stops>
          <style:tab-stop style:position="2.477cm"/>
        </style:tab-stops>
      </style:paragraph-properties>
    </style:style>
    <style:style style:name="P15" style:family="paragraph" style:parent-style-name="Table_20_Paragraph">
      <style:paragraph-properties fo:margin-left="0.049cm" fo:margin-right="-0.026cm" fo:margin-top="0.189cm" fo:margin-bottom="0cm" style:contextual-spacing="false" fo:text-align="justify" style:justify-single-word="false" fo:text-indent="0cm" style:auto-text-indent="false" style:punctuation-wrap="simple">
        <style:tab-stops>
          <style:tab-stop style:position="2.468cm"/>
        </style:tab-stops>
      </style:paragraph-properties>
    </style:style>
    <style:style style:name="P16" style:family="paragraph" style:parent-style-name="Table_20_Paragraph">
      <style:paragraph-properties fo:margin-left="0.041cm" fo:margin-right="-0.026cm" fo:margin-top="0.231cm" fo:margin-bottom="0cm" style:contextual-spacing="false" fo:line-height="77%" fo:text-indent="0cm" style:auto-text-indent="false" style:punctuation-wrap="simple">
        <style:tab-stops>
          <style:tab-stop style:position="0.826cm"/>
          <style:tab-stop style:position="1.651cm"/>
          <style:tab-stop style:position="2.477cm"/>
        </style:tab-stops>
      </style:paragraph-properties>
    </style:style>
    <style:style style:name="P17" style:family="paragraph" style:parent-style-name="Table_20_Paragraph">
      <style:paragraph-properties fo:margin-left="0.439cm" fo:margin-right="0.004cm" fo:margin-top="0.231cm" fo:margin-bottom="0cm" style:contextual-spacing="false" fo:line-height="77%" fo:text-indent="-0.332cm" style:auto-text-indent="false" style:punctuation-wrap="simple">
        <style:tab-stops/>
      </style:paragraph-properties>
    </style:style>
    <style:style style:name="P18" style:family="paragraph" style:parent-style-name="Table_20_Paragraph">
      <style:paragraph-properties fo:margin-left="0.436cm" fo:margin-right="0.004cm" fo:margin-top="0.233cm" fo:margin-bottom="0cm" style:contextual-spacing="false" fo:line-height="77%" fo:text-indent="-0.326cm" style:auto-text-indent="false" style:punctuation-wrap="simple">
        <style:tab-stops/>
      </style:paragraph-properties>
    </style:style>
    <style:style style:name="P19" style:family="paragraph" style:parent-style-name="Table_20_Paragraph">
      <style:paragraph-properties fo:margin-left="0.452cm" fo:margin-right="0.217cm" fo:margin-top="0.108cm" fo:margin-bottom="0cm" style:contextual-spacing="false" fo:line-height="96%" fo:text-indent="-0.175cm" style:auto-text-indent="false" style:punctuation-wrap="simple">
        <style:tab-stops/>
      </style:paragraph-properties>
    </style:style>
    <style:style style:name="P20" style:family="paragraph" style:parent-style-name="Table_20_Paragraph">
      <style:paragraph-properties fo:margin-left="0.45cm" fo:margin-right="0.217cm" fo:margin-top="0.108cm" fo:margin-bottom="0cm" style:contextual-spacing="false" fo:line-height="96%" fo:text-indent="-0.175cm" style:auto-text-indent="false" style:punctuation-wrap="simple">
        <style:tab-stops/>
      </style:paragraph-properties>
    </style:style>
    <style:style style:name="P21" style:family="paragraph" style:parent-style-name="Table_20_Paragraph">
      <style:paragraph-properties fo:margin-left="0.452cm" fo:margin-right="0.247cm" fo:margin-top="0.108cm" fo:margin-bottom="0cm" style:contextual-spacing="false" fo:line-height="96%" fo:text-indent="-0.175cm" style:auto-text-indent="false" style:punctuation-wrap="simple">
        <style:tab-stops/>
      </style:paragraph-properties>
    </style:style>
    <style:style style:name="P22" style:family="paragraph" style:parent-style-name="Table_20_Paragraph">
      <style:paragraph-properties fo:margin-left="0.42cm" fo:margin-right="0.226cm" fo:margin-top="0.108cm" fo:margin-bottom="0cm" style:contextual-spacing="false" fo:line-height="96%" fo:text-indent="-0.175cm" style:auto-text-indent="false" style:punctuation-wrap="simple">
        <style:tab-stops/>
      </style:paragraph-properties>
    </style:style>
    <style:style style:name="P23" style:family="paragraph" style:parent-style-name="本文">
      <style:paragraph-properties fo:margin-top="0.011cm" fo:margin-bottom="0cm" style:contextual-spacing="false" style:punctuation-wrap="simple"/>
      <style:text-properties fo:font-size="4.5pt" style:font-size-asian="4.5pt" style:font-size-complex="4.5pt"/>
    </style:style>
    <style:style style:name="P24" style:family="paragraph" style:parent-style-name="本文">
      <style:paragraph-properties fo:margin-top="0.018cm" fo:margin-bottom="0cm" style:contextual-spacing="false" style:punctuation-wrap="simple"/>
      <style:text-properties fo:font-size="7pt" style:font-size-asian="7pt" style:font-size-complex="7pt"/>
    </style:style>
    <style:style style:name="P25" style:family="paragraph" style:parent-style-name="本文">
      <style:paragraph-properties fo:margin-left="0.542cm" fo:margin-right="3.72cm" fo:margin-top="0.367cm" fo:margin-bottom="0cm" style:contextual-spacing="false" fo:line-height="181%" fo:text-indent="0cm" style:auto-text-indent="false" style:punctuation-wrap="simple">
        <style:tab-stops/>
      </style:paragraph-properties>
    </style:style>
    <style:style style:name="P26" style:family="paragraph" style:parent-style-name="本文">
      <style:paragraph-properties fo:margin-left="0.542cm" fo:margin-right="2.194cm" fo:margin-top="0.019cm" fo:margin-bottom="0cm" style:contextual-spacing="false" fo:line-height="123%" fo:text-indent="0cm" style:auto-text-indent="false" style:punctuation-wrap="simple">
        <style:tab-stops/>
      </style:paragraph-properties>
    </style:style>
    <style:style style:name="P27" style:family="paragraph" style:parent-style-name="本文">
      <style:paragraph-properties fo:margin-left="0.923cm" fo:margin-right="2.194cm" fo:margin-top="0.335cm" fo:margin-bottom="0cm" style:contextual-spacing="false" fo:line-height="123%" fo:text-indent="0cm" style:auto-text-indent="false" style:punctuation-wrap="simple">
        <style:tab-stops/>
      </style:paragraph-properties>
    </style:style>
    <style:style style:name="P28" style:family="paragraph" style:parent-style-name="本文">
      <style:paragraph-properties fo:margin-left="1.706cm" fo:margin-right="2.194cm" fo:line-height="123%" fo:text-indent="0cm" style:auto-text-indent="false" style:punctuation-wrap="simple">
        <style:tab-stops/>
      </style:paragraph-properties>
    </style:style>
    <style:style style:name="P29" style:family="paragraph" style:parent-style-name="本文">
      <style:paragraph-properties fo:margin-left="0.931cm" fo:margin-right="12.197cm" fo:line-height="123%" fo:text-indent="0cm" style:auto-text-indent="false" style:punctuation-wrap="simple">
        <style:tab-stops/>
      </style:paragraph-properties>
    </style:style>
    <style:style style:name="P30" style:family="paragraph" style:parent-style-name="Table_20_Paragraph">
      <style:paragraph-properties fo:text-align="justify" style:justify-single-word="false" style:punctuation-wrap="simple"/>
      <style:text-properties style:font-name="標楷體" style:font-name-asian="標楷體"/>
    </style:style>
    <style:style style:name="P31" style:family="paragraph" style:parent-style-name="Table_20_Contents">
      <style:text-properties style:font-name="標楷體" fo:font-size="14pt" style:font-name-asian="標楷體" style:font-size-asian="14pt" style:font-name-complex="標楷體" style:font-size-complex="14pt"/>
    </style:style>
    <style:style style:name="P32" style:family="paragraph" style:parent-style-name="Table_20_Paragraph">
      <style:paragraph-properties fo:margin-left="0cm" fo:margin-right="0cm" fo:text-align="center" style:justify-single-word="false" fo:text-indent="0cm" style:auto-text-indent="false" style:punctuation-wrap="simple">
        <style:tab-stops/>
      </style:paragraph-properties>
      <style:text-properties style:font-name="標楷體" fo:font-size="11pt" officeooo:paragraph-rsid="00328a32" style:font-name-asian="標楷體" style:font-size-asian="11pt" style:font-name-complex="標楷體" style:font-size-complex="11pt"/>
    </style:style>
    <style:style style:name="P33" style:family="paragraph" style:parent-style-name="Table_20_Paragraph">
      <style:paragraph-properties fo:margin-left="1.21cm" fo:margin-right="0cm" fo:margin-top="0.058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4" style:family="paragraph" style:parent-style-name="Table_20_Paragraph">
      <style:paragraph-properties fo:margin-left="1.397cm" fo:margin-right="0cm" fo:margin-top="0.058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5" style:family="paragraph" style:parent-style-name="Table_20_Paragraph">
      <style:paragraph-properties fo:margin-left="0.624cm" fo:margin-right="0cm" fo:margin-top="0.032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6" style:family="paragraph" style:parent-style-name="Table_20_Paragraph">
      <style:paragraph-properties fo:margin-left="0.542cm" fo:margin-right="0cm" fo:margin-top="0.201cm" fo:margin-bottom="0cm" style:contextual-spacing="false" fo:text-align="justify"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7" style:family="paragraph" style:parent-style-name="Table_20_Paragraph">
      <style:paragraph-properties fo:margin-left="0.041cm" fo:margin-right="0cm" fo:margin-top="0.201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8" style:family="paragraph" style:parent-style-name="Table_20_Paragraph">
      <style:paragraph-properties fo:margin-left="0.041cm" fo:margin-right="0cm" fo:margin-top="0.243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9" style:family="paragraph" style:parent-style-name="Table_20_Paragraph">
      <style:paragraph-properties fo:margin-left="1.136cm" fo:margin-right="1.136cm" fo:margin-top="0.058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0" style:family="paragraph" style:parent-style-name="Table_20_Paragraph">
      <style:paragraph-properties fo:margin-left="0.549cm" fo:margin-right="0cm" fo:margin-top="0.002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1" style:family="paragraph" style:parent-style-name="Table_20_Paragraph">
      <style:paragraph-properties fo:margin-left="0.079cm" fo:margin-right="0cm" fo:margin-top="0.032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2" style:family="paragraph" style:parent-style-name="Table_20_Paragraph">
      <style:paragraph-properties fo:margin-left="0.088cm" fo:margin-right="0cm" fo:margin-top="0.032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3" style:family="paragraph" style:parent-style-name="Table_20_Paragraph">
      <style:paragraph-properties fo:margin-top="0.005cm" fo:margin-bottom="0cm" style:contextual-spacing="false" fo:text-align="center" style:justify-single-word="false" style:punctuation-wrap="simple"/>
      <style:text-properties style:font-name="標楷體" fo:font-size="11pt" style:font-name-asian="標楷體" style:font-size-asian="11pt" style:font-size-complex="11pt"/>
    </style:style>
    <style:style style:name="P44" style:family="paragraph" style:parent-style-name="Table_20_Paragraph">
      <style:paragraph-properties fo:margin-left="0.626cm" fo:margin-right="0.268cm" fo:margin-top="0.108cm" fo:margin-bottom="0cm" style:contextual-spacing="false" fo:line-height="96%" fo:text-indent="-0.175cm" style:auto-text-indent="false" style:punctuation-wrap="simple">
        <style:tab-stops/>
      </style:paragraph-properties>
      <style:text-properties style:font-name="標楷體" fo:font-size="11pt" style:font-name-asian="標楷體" style:font-size-asian="11pt" style:font-size-complex="11pt"/>
    </style:style>
    <style:style style:name="P45" style:family="paragraph" style:parent-style-name="Table_20_Paragraph">
      <style:paragraph-properties fo:margin-top="0.011cm" fo:margin-bottom="0cm" style:contextual-spacing="false" style:punctuation-wrap="simple"/>
      <style:text-properties style:font-name="標楷體" fo:font-size="11pt" style:font-name-asian="標楷體" style:font-size-asian="11pt" style:font-size-complex="11pt"/>
    </style:style>
    <style:style style:name="P46" style:family="paragraph" style:parent-style-name="Table_20_Paragraph">
      <style:paragraph-properties fo:margin-top="0.011cm" fo:margin-bottom="0cm" style:contextual-spacing="false" style:punctuation-wrap="simple"/>
      <style:text-properties style:font-name="標楷體" fo:font-size="11pt" officeooo:rsid="003f7c2a" style:font-name-asian="標楷體" style:font-size-asian="11pt" style:font-size-complex="11pt"/>
    </style:style>
    <style:style style:name="P47" style:family="paragraph" style:parent-style-name="Table_20_Paragraph">
      <style:paragraph-properties style:punctuation-wrap="simple"/>
      <style:text-properties style:font-name="標楷體" fo:font-size="11pt" style:font-name-asian="標楷體" style:font-size-asian="11pt" style:font-name-complex="Times New Roman" style:font-size-complex="11pt"/>
    </style:style>
    <style:style style:name="P48" style:family="paragraph" style:parent-style-name="Table_20_Paragraph">
      <style:paragraph-properties fo:margin-left="0.041cm" fo:margin-right="-0.026cm" fo:margin-top="0.201cm" fo:margin-bottom="0cm" style:contextual-spacing="false" fo:text-align="center" style:justify-single-word="false" fo:text-indent="0cm" style:auto-text-indent="false" style:punctuation-wrap="simple">
        <style:tab-stops/>
      </style:paragraph-properties>
      <style:text-properties style:font-name="標楷體" fo:font-size="11pt" fo:letter-spacing="0.044cm" style:font-name-asian="標楷體" style:font-size-asian="11pt" style:font-size-complex="11pt"/>
    </style:style>
    <style:style style:name="P49" style:family="paragraph" style:parent-style-name="Table_20_Paragraph">
      <style:paragraph-properties fo:margin-left="0.041cm" fo:margin-right="-0.026cm" fo:margin-top="0.192cm" fo:margin-bottom="0cm" style:contextual-spacing="false" fo:text-indent="0cm" style:auto-text-indent="false" style:punctuation-wrap="simple">
        <style:tab-stops/>
      </style:paragraph-properties>
      <style:text-properties style:font-name="標楷體" fo:font-size="11pt" fo:letter-spacing="0.044cm" style:font-name-asian="標楷體" style:font-size-asian="11pt" style:font-size-complex="11pt"/>
    </style:style>
    <style:style style:name="P50" style:family="paragraph" style:parent-style-name="Table_20_Paragraph">
      <style:paragraph-properties fo:margin-left="0.041cm" fo:margin-right="-0.026cm" fo:margin-top="0.189cm" fo:margin-bottom="0cm" style:contextual-spacing="false" fo:text-indent="0cm" style:auto-text-indent="false" style:punctuation-wrap="simple">
        <style:tab-stops/>
      </style:paragraph-properties>
      <style:text-properties style:font-name="標楷體" fo:font-size="11pt" fo:letter-spacing="0.044cm" style:font-name-asian="標楷體" style:font-size-asian="11pt" style:font-size-complex="11pt"/>
    </style:style>
    <style:style style:name="P51" style:family="paragraph" style:parent-style-name="Table_20_Paragraph">
      <style:paragraph-properties fo:margin-left="0.041cm" fo:margin-right="-0.051cm" fo:margin-top="0.298cm" fo:margin-bottom="0cm" style:contextual-spacing="false" fo:text-indent="0cm" style:auto-text-indent="false" style:punctuation-wrap="simple">
        <style:tab-stops/>
      </style:paragraph-properties>
      <style:text-properties style:font-name="標楷體" fo:font-size="11pt" fo:letter-spacing="0.019cm" style:font-name-asian="標楷體" style:font-size-asian="11pt" style:font-size-complex="11pt"/>
    </style:style>
    <style:style style:name="P52" style:family="paragraph" style:parent-style-name="Table_20_Paragraph">
      <style:paragraph-properties fo:margin-left="0.049cm" fo:margin-right="-0.026cm" fo:margin-top="0.189cm" fo:margin-bottom="0cm" style:contextual-spacing="false" fo:text-align="justify" style:justify-single-word="false" fo:text-indent="0cm" style:auto-text-indent="false" style:punctuation-wrap="simple">
        <style:tab-stops/>
      </style:paragraph-properties>
      <style:text-properties style:font-name="標楷體" fo:font-size="11pt" fo:letter-spacing="-0.037cm" style:font-name-asian="標楷體" style:font-size-asian="11pt" style:font-size-complex="11pt"/>
    </style:style>
    <style:style style:name="P53" style:family="paragraph" style:parent-style-name="Table_20_Paragraph">
      <style:paragraph-properties fo:margin-left="0.279cm" fo:margin-right="0.219cm" fo:margin-top="0.108cm" fo:margin-bottom="0cm" style:contextual-spacing="false" fo:line-height="96%" fo:text-indent="0cm" style:auto-text-indent="false" style:punctuation-wrap="simple">
        <style:tab-stops/>
      </style:paragraph-properties>
      <style:text-properties style:font-name="標楷體" fo:font-size="11pt" fo:letter-spacing="-0.051cm" style:font-name-asian="標楷體" style:font-size-asian="11pt" style:font-size-complex="11pt"/>
    </style:style>
    <style:style style:name="P54" style:family="paragraph" style:parent-style-name="Table_20_Paragraph">
      <style:paragraph-properties style:punctuation-wrap="simple"/>
      <style:text-properties style:font-name="標楷體" fo:font-size="11pt" style:letter-kerning="false" style:font-name-asian="標楷體" style:font-size-asian="11pt" style:font-name-complex="Times New Roman" style:font-size-complex="11pt"/>
    </style:style>
    <style:style style:name="P55" style:family="paragraph" style:parent-style-name="Table_20_Paragraph">
      <style:paragraph-properties style:punctuation-wrap="simple"/>
      <style:text-properties fo:color="#000000" loext:opacity="100%" style:font-name="標楷體" fo:font-size="9.5pt" officeooo:rsid="0019a88c" style:font-name-asian="標楷體" style:font-size-asian="9.5pt" style:font-name-complex="Times New Roman" style:font-size-complex="11pt"/>
    </style:style>
    <style:style style:name="P56" style:family="paragraph" style:parent-style-name="Table_20_Paragraph">
      <style:paragraph-properties style:punctuation-wrap="simple"/>
      <style:text-properties fo:color="#000000" loext:opacity="100%" style:font-name="標楷體" fo:font-size="9.5pt" officeooo:rsid="001bbcdf" style:font-name-asian="標楷體" style:font-size-asian="9.5pt" style:font-name-complex="Times New Roman" style:font-size-complex="11pt"/>
    </style:style>
    <style:style style:name="P57" style:family="paragraph" style:parent-style-name="Table_20_Paragraph">
      <style:paragraph-properties style:punctuation-wrap="simple"/>
      <style:text-properties fo:color="#000000" loext:opacity="100%" style:font-name="標楷體" fo:font-size="9.5pt" officeooo:rsid="001c6cd7" style:font-name-asian="標楷體" style:font-size-asian="9.5pt" style:font-name-complex="Times New Roman" style:font-size-complex="11pt"/>
    </style:style>
    <style:style style:name="P58" style:family="paragraph" style:parent-style-name="Table_20_Paragraph">
      <style:paragraph-properties style:punctuation-wrap="simple"/>
      <style:text-properties fo:color="#000000" loext:opacity="100%" style:font-name="標楷體" fo:font-size="9.5pt" officeooo:rsid="001fc86c" style:font-name-asian="標楷體" style:font-size-asian="9.5pt" style:font-name-complex="Times New Roman" style:font-size-complex="11pt"/>
    </style:style>
    <style:style style:name="P59" style:family="paragraph" style:parent-style-name="Table_20_Paragraph">
      <style:paragraph-properties style:punctuation-wrap="simple"/>
      <style:text-properties fo:color="#000000" loext:opacity="100%" style:font-name="標楷體" fo:font-size="9.5pt" officeooo:rsid="00216c87" style:font-name-asian="標楷體" style:font-size-asian="9.5pt" style:font-name-complex="Times New Roman" style:font-size-complex="11pt"/>
    </style:style>
    <style:style style:name="P60" style:family="paragraph" style:parent-style-name="Table_20_Paragraph">
      <style:paragraph-properties style:punctuation-wrap="simple"/>
      <style:text-properties fo:color="#000000" loext:opacity="100%" style:font-name="標楷體" fo:font-size="9.5pt" officeooo:rsid="002612bd" style:font-name-asian="標楷體" style:font-size-asian="9.5pt" style:font-name-complex="Times New Roman" style:font-size-complex="11pt"/>
    </style:style>
    <style:style style:name="P61" style:family="paragraph" style:parent-style-name="Table_20_Paragraph">
      <style:paragraph-properties style:punctuation-wrap="simple"/>
      <style:text-properties fo:color="#000000" loext:opacity="100%" style:font-name="標楷體" fo:font-size="9.5pt" style:font-name-asian="標楷體" style:font-size-asian="9.5pt" style:font-name-complex="Times New Roman" style:font-size-complex="11pt"/>
    </style:style>
    <style:style style:name="P62" style:family="paragraph" style:parent-style-name="Table_20_Paragraph">
      <style:paragraph-properties fo:margin-top="0.011cm" fo:margin-bottom="0cm" style:contextual-spacing="false" style:punctuation-wrap="simple"/>
      <style:text-properties fo:color="#000000" loext:opacity="100%" style:font-name="標楷體" fo:font-size="9.5pt" officeooo:rsid="003e4b07" style:letter-kerning="false" style:font-name-asian="標楷體" style:font-size-asian="9.5pt" style:font-name-complex="標楷體" style:font-size-complex="11pt"/>
    </style:style>
    <style:style style:name="P63" style:family="paragraph" style:parent-style-name="Table_20_Paragraph">
      <style:paragraph-properties fo:margin-top="0.011cm" fo:margin-bottom="0cm" style:contextual-spacing="false" style:punctuation-wrap="simple"/>
      <style:text-properties fo:color="#000000" loext:opacity="100%" style:font-name="標楷體" fo:font-size="9.5pt" officeooo:rsid="00401622" style:letter-kerning="false" style:font-name-asian="標楷體" style:font-size-asian="9.5pt" style:font-name-complex="標楷體" style:font-size-complex="11pt"/>
    </style:style>
    <style:style style:name="P64" style:family="paragraph" style:parent-style-name="Table_20_Paragraph">
      <style:paragraph-properties fo:margin-top="0.005cm" fo:margin-bottom="0cm" style:contextual-spacing="false" fo:text-align="center" style:justify-single-word="false" style:punctuation-wrap="simple"/>
      <style:text-properties style:font-name="標楷體" fo:font-size="11pt" officeooo:rsid="003e4b07" officeooo:paragraph-rsid="0059e7cf" style:font-name-asian="標楷體" style:font-size-asian="11pt" style:font-size-complex="11pt"/>
    </style:style>
    <style:style style:name="P65" style:family="paragraph" style:parent-style-name="Heading_20_2" style:master-page-name="MP0">
      <style:paragraph-properties fo:margin-left="3.12cm" fo:margin-right="0cm" fo:margin-top="0.016cm" fo:margin-bottom="0cm" style:contextual-spacing="false" fo:line-height="0.863cm" fo:text-indent="0cm" style:auto-text-indent="false" style:page-number="auto" fo:break-before="page" style:punctuation-wrap="simple">
        <style:tab-stops/>
      </style:paragraph-properties>
    </style:style>
    <style:style style:name="P66" style:family="paragraph" style:parent-style-name="Heading_20_2">
      <style:paragraph-properties fo:margin-left="0cm" fo:margin-right="0cm" fo:line-height="0.887cm" fo:text-indent="0cm" style:auto-text-indent="false" style:punctuation-wrap="simple">
        <style:tab-stops/>
      </style:paragraph-properties>
      <style:text-properties fo:font-size="10pt" style:font-size-asian="10pt" style:font-size-complex="10pt"/>
    </style:style>
    <style:style style:name="P67" style:family="paragraph" style:parent-style-name="本文" style:master-page-name="MP1">
      <style:paragraph-properties fo:margin-left="0.176cm" fo:margin-right="0cm" fo:text-indent="0cm" style:auto-text-indent="false" style:page-number="auto" fo:break-before="page" style:punctuation-wrap="simple">
        <style:tab-stops/>
      </style:paragraph-properties>
    </style:style>
    <style:style style:name="T1" style:family="text">
      <style:text-properties style:font-name="Times New Roman" fo:font-size="9pt" style:font-name-asian="新細明體" style:font-size-asian="9pt" style:font-name-complex="Times New Roman" style:font-size-complex="9pt"/>
    </style:style>
    <style:style style:name="T2" style:family="text">
      <style:text-properties style:font-name="Times New Roman" fo:font-size="11pt" style:font-size-asian="11pt" style:font-name-complex="Times New Roman" style:font-size-complex="11pt"/>
    </style:style>
    <style:style style:name="T3" style:family="text">
      <style:text-properties style:font-name="Times New Roman" fo:font-size="11pt" style:font-name-asian="新細明體" style:font-size-asian="11pt" style:font-name-complex="Times New Roman" style:font-size-complex="11pt"/>
    </style:style>
    <style:style style:name="T4" style:family="text">
      <style:text-properties fo:font-size="11pt" style:font-size-asian="11pt" style:font-size-complex="11pt"/>
    </style:style>
    <style:style style:name="T5" style:family="text">
      <style:text-properties fo:font-size="11pt" fo:letter-spacing="-0.048cm" style:font-size-asian="11pt" style:font-size-complex="11pt"/>
    </style:style>
    <style:style style:name="T6" style:family="text">
      <style:text-properties fo:font-size="11pt" fo:letter-spacing="-0.044cm" style:font-size-asian="11pt" style:font-size-complex="11pt"/>
    </style:style>
    <style:style style:name="T7" style:family="text">
      <style:text-properties fo:font-size="11pt" fo:letter-spacing="-0.014cm" style:font-size-asian="11pt" style:font-size-complex="11pt"/>
    </style:style>
    <style:style style:name="T8" style:family="text">
      <style:text-properties fo:font-size="11pt" fo:letter-spacing="-0.009cm" style:font-size-asian="11pt" style:font-size-complex="11pt"/>
    </style:style>
    <style:style style:name="T9" style:family="text">
      <style:text-properties fo:font-size="11pt" fo:letter-spacing="-0.03cm" style:font-size-asian="11pt" style:font-size-complex="11pt"/>
    </style:style>
    <style:style style:name="T10" style:family="text">
      <style:text-properties fo:font-size="11pt" fo:letter-spacing="-0.021cm" style:font-size-asian="11pt" style:font-size-complex="11pt"/>
    </style:style>
    <style:style style:name="T11" style:family="text">
      <style:text-properties fo:font-size="11pt" fo:letter-spacing="-0.011cm" style:font-size-asian="11pt" style:font-size-complex="11pt"/>
    </style:style>
    <style:style style:name="T12" style:family="text">
      <style:text-properties fo:font-size="11pt" fo:letter-spacing="-0.007cm" style:font-size-asian="11pt" style:font-size-complex="11pt"/>
    </style:style>
    <style:style style:name="T13" style:family="text">
      <style:text-properties fo:font-size="11pt" fo:letter-spacing="-0.005cm" style:font-size-asian="11pt" style:font-size-complex="11pt"/>
    </style:style>
    <style:style style:name="T14" style:family="text">
      <style:text-properties fo:font-size="11pt" style:letter-kerning="false" style:font-size-asian="11pt" style:font-name-complex="Times New Roman" style:font-size-complex="11pt"/>
    </style:style>
    <style:style style:name="T15" style:family="text">
      <style:text-properties style:letter-kerning="false"/>
    </style:style>
    <style:style style:name="T16" style:family="text">
      <style:text-properties style:font-name="標楷體" style:letter-kerning="false" style:font-name-asian="標楷體" style:font-name-complex="標楷體"/>
    </style:style>
    <style:style style:name="T17" style:family="text">
      <style:text-properties style:font-name="標楷體" fo:font-size="11pt" style:font-name-asian="標楷體" style:font-size-asian="11pt" style:font-name-complex="Times New Roman" style:font-size-complex="11pt"/>
    </style:style>
    <style:style style:name="T18" style:family="text">
      <style:text-properties style:font-name="標楷體" fo:font-size="11pt" style:font-name-asian="標楷體" style:font-size-asian="11pt" style:font-size-complex="11pt"/>
    </style:style>
    <style:style style:name="T19" style:family="text">
      <style:text-properties style:font-name="標楷體" fo:font-size="11pt" fo:letter-spacing="-0.026cm" style:font-name-asian="標楷體" style:font-size-asian="11pt" style:font-size-complex="11pt"/>
    </style:style>
    <style:style style:name="T20" style:family="text">
      <style:text-properties style:font-name="標楷體" fo:font-size="11pt" fo:letter-spacing="-0.035cm" style:font-name-asian="標楷體" style:font-size-asian="11pt" style:font-size-complex="11pt"/>
    </style:style>
    <style:style style:name="T21" style:family="text">
      <style:text-properties style:font-name="標楷體" fo:font-size="11pt" fo:letter-spacing="-0.039cm" style:font-name-asian="標楷體" style:font-size-asian="11pt" style:font-size-complex="11pt"/>
    </style:style>
    <style:style style:name="T22" style:family="text">
      <style:text-properties style:font-name="標楷體" fo:font-size="11pt" fo:letter-spacing="-0.019cm" style:font-name-asian="標楷體" style:font-size-asian="11pt" style:font-size-complex="11pt"/>
    </style:style>
    <style:style style:name="T23" style:family="text">
      <style:text-properties style:font-name="標楷體" fo:font-size="11pt" fo:letter-spacing="-0.042cm" style:font-name-asian="標楷體" style:font-size-asian="11pt" style:font-size-complex="11pt"/>
    </style:style>
    <style:style style:name="T24" style:family="text">
      <style:text-properties style:font-name="標楷體" fo:font-size="11pt" fo:letter-spacing="-0.044cm" style:font-name-asian="標楷體" style:font-size-asian="11pt" style:font-size-complex="11pt"/>
    </style:style>
    <style:style style:name="T25" style:family="text">
      <style:text-properties style:font-name="標楷體" fo:font-size="11pt" fo:letter-spacing="-0.051cm" style:font-name-asian="標楷體" style:font-size-asian="11pt" style:font-size-complex="11pt"/>
    </style:style>
    <style:style style:name="T26" style:family="text">
      <style:text-properties fo:color="#000000" loext:opacity="100%" fo:font-size="9.5pt" style:letter-kerning="false" style:font-size-asian="9.5pt" style:font-name-complex="標楷體"/>
    </style:style>
    <style:style style:name="T27" style:family="text">
      <style:text-properties fo:color="#000000" loext:opacity="100%" fo:font-size="9.5pt" officeooo:rsid="003e4b07" style:letter-kerning="false" style:font-size-asian="9.5pt" style:font-name-complex="標楷體"/>
    </style:style>
    <style:style style:name="T28" style:family="text">
      <style:text-properties fo:color="#000000" loext:opacity="100%" fo:font-size="9.5pt" officeooo:rsid="005b28b0" style:letter-kerning="false" style:font-size-asian="9.5pt" style:font-name-complex="標楷體"/>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2">附件十五、出流管制計畫完工檢查紀錄表</text:h>
      <text:p text:style-name="P7">檢查日期：<text:span text:style-name="T16">民國111年8月2日</text:span></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column table:style-name="表格1.J"/>
        <table:table-column table:style-name="表格1.K"/>
        <table:table-column table:style-name="表格1.L"/>
        <table:table-row table:style-name="表格1.1">
          <table:table-cell table:style-name="表格1.A1" table:number-rows-spanned="5" office:value-type="string">
            <text:p text:style-name="P33">出流管制計畫書</text:p>
          </table:table-cell>
          <table:table-cell table:style-name="表格1.B1" table:number-columns-spanned="2" office:value-type="string">
            <text:p text:style-name="P48">計畫名稱</text:p>
          </table:table-cell>
          <table:covered-table-cell/>
          <table:table-cell table:style-name="表格1.D1" table:number-columns-spanned="5" office:value-type="string">
            <text:p text:style-name="P11"><text:span text:style-name="預設段落字型"><text:span text:style-name="T17">測試施工階段功能案件</text:span></text:span></text:p>
          </table:table-cell>
          <table:covered-table-cell/>
          <table:covered-table-cell/>
          <table:covered-table-cell/>
          <table:covered-table-cell/>
          <table:table-cell table:style-name="表格1.I1" office:value-type="string">
            <text:p text:style-name="P36">案號</text:p>
          </table:table-cell>
          <table:table-cell table:style-name="表格1.J1" table:number-columns-spanned="3" office:value-type="string">
            <text:p text:style-name="P11"><text:span text:style-name="預設段落字型"><text:span text:style-name="T17">LR-OPL-008-111-0073</text:span></text:span></text:p>
          </table:table-cell>
          <table:covered-table-cell/>
          <table:covered-table-cell/>
        </table:table-row>
        <table:table-row table:style-name="表格1.2">
          <table:covered-table-cell table:style-name="表格1.A1"/>
          <table:table-cell table:style-name="表格1.B2" table:number-columns-spanned="2" office:value-type="string">
            <text:p text:style-name="P48">核定日期文號</text:p>
          </table:table-cell>
          <table:covered-table-cell/>
          <table:table-cell table:style-name="表格1.D2" table:number-columns-spanned="9" office:value-type="string">
            <text:p text:style-name="P30"><text:span text:style-name="T14">駿穠測試紀錄0725</text:span> </text:p>
          </table: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3" table:number-columns-spanned="2" office:value-type="string">
            <text:p text:style-name="P37">開工日期</text:p>
          </table:table-cell>
          <table:covered-table-cell/>
          <table:table-cell table:style-name="表格1.D2" table:number-columns-spanned="9" office:value-type="string">
            <text:p text:style-name="P30"><text:span text:style-name="T14">民國111年7月29日</text:span> </text:p>
          </table:table-cell>
          <table:covered-table-cell/>
          <table:covered-table-cell/>
          <table:covered-table-cell/>
          <table:covered-table-cell/>
          <table:covered-table-cell/>
          <table:covered-table-cell/>
          <table:covered-table-cell/>
          <table:covered-table-cell/>
        </table:table-row>
        <table:table-row table:style-name="表格1.2">
          <table:covered-table-cell table:style-name="表格1.A1"/>
          <table:table-cell table:style-name="表格1.B4" table:number-columns-spanned="2" office:value-type="string">
            <text:p text:style-name="P48">核定完工日期</text:p>
          </table:table-cell>
          <table:covered-table-cell/>
          <table:table-cell table:style-name="表格1.D2" table:number-columns-spanned="9" office:value-type="string">
            <text:p text:style-name="P30"><text:span text:style-name="T14">民國111年7月25日</text:span> </text:p>
          </table: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4" table:number-columns-spanned="2" office:value-type="string">
            <text:p text:style-name="P48">申報完工日期</text:p>
          </table:table-cell>
          <table:covered-table-cell/>
          <table:table-cell table:style-name="表格1.D2" table:number-columns-spanned="9" office:value-type="string">
            <text:p text:style-name="P30"><text:span text:style-name="T14">民國111年10月8日</text:span> </text:p>
          </table:table-cell>
          <table:covered-table-cell/>
          <table:covered-table-cell/>
          <table:covered-table-cell/>
          <table:covered-table-cell/>
          <table:covered-table-cell/>
          <table:covered-table-cell/>
          <table:covered-table-cell/>
          <table:covered-table-cell/>
        </table:table-row>
        <table:table-row table:style-name="表格1.6">
          <table:table-cell table:style-name="表格1.A8" table:number-rows-spanned="3" office:value-type="string">
            <text:p text:style-name="P39">義務人</text:p>
          </table:table-cell>
          <table:table-cell table:style-name="表格1.B4" table:number-columns-spanned="2" office:value-type="string">
            <text:p text:style-name="P38">姓名或名稱</text:p>
          </table:table-cell>
          <table:covered-table-cell/>
          <table:table-cell table:style-name="表格1.D2" table:number-columns-spanned="9" office:value-type="string">
            <text:p text:style-name="P11"><text:span text:style-name="預設段落字型"><text:span text:style-name="T17">陶林數值測量工程有限公司</text:span></text:span></text:p>
          </table:table-cell>
          <table:covered-table-cell/>
          <table:covered-table-cell/>
          <table:covered-table-cell/>
          <table:covered-table-cell/>
          <table:covered-table-cell/>
          <table:covered-table-cell/>
          <table:covered-table-cell/>
          <table:covered-table-cell/>
        </table:table-row>
        <table:table-row table:style-name="表格1.7">
          <table:covered-table-cell table:style-name="表格1.A8"/>
          <table:table-cell table:style-name="表格1.B7" table:number-columns-spanned="2" office:value-type="string">
            <text:p text:style-name="P16"><text:span text:style-name="預設段落字型"><text:span text:style-name="T18">身<text:tab/>分<text:tab/>證<text:tab/></text:span></text:span><text:span text:style-name="預設段落字型"><text:span text:style-name="T19">或</text:span></text:span><text:span text:style-name="預設段落字型"><text:span text:style-name="T20">營利</text:span></text:span><text:span text:style-name="預設段落字型"><text:span text:style-name="T21">事</text:span></text:span><text:span text:style-name="預設段落字型"><text:span text:style-name="T20">業</text:span></text:span><text:span text:style-name="預設段落字型"><text:span text:style-name="T21">統</text:span></text:span><text:span text:style-name="預設段落字型"><text:span text:style-name="T20">一</text:span></text:span><text:span text:style-name="預設段落字型"><text:span text:style-name="T21">編</text:span></text:span><text:span text:style-name="預設段落字型"><text:span text:style-name="T22">號</text:span></text:span></text:p>
          </table:table-cell>
          <table:covered-table-cell/>
          <table:table-cell table:style-name="表格1.D2" table:number-columns-spanned="9" office:value-type="string">
            <text:p text:style-name="P11"><text:span text:style-name="預設段落字型"><text:span text:style-name="T17">EAAAAIcZqnQRtfdzWwuwqXO4Dc8gAAAAr9ow+Rnpp+s1i7q5dN77/MTYtMhYYiuJA/OzTbAtZGQlzH3XdJ5ZWxNv6gsJLwQu</text:span></text:span></text:p>
          </table:table-cell>
          <table:covered-table-cell/>
          <table:covered-table-cell/>
          <table:covered-table-cell/>
          <table:covered-table-cell/>
          <table:covered-table-cell/>
          <table:covered-table-cell/>
          <table:covered-table-cell/>
          <table:covered-table-cell/>
        </table:table-row>
        <table:table-row table:style-name="表格1.8">
          <table:covered-table-cell table:style-name="表格1.A8"/>
          <table:table-cell table:style-name="表格1.B8" table:number-columns-spanned="2" office:value-type="string">
            <text:p text:style-name="P51">住居所或營業所</text:p>
          </table:table-cell>
          <table:covered-table-cell/>
          <table:table-cell table:style-name="表格1.D2" table:number-columns-spanned="9" office:value-type="string">
            <text:p text:style-name="P12"><text:span text:style-name="預設段落字型"><text:span text:style-name="T18">臺中市北屯區崇德路二段130號</text:span></text:span></text:p>
          </table:table-cell>
          <table:covered-table-cell/>
          <table:covered-table-cell/>
          <table:covered-table-cell/>
          <table:covered-table-cell/>
          <table:covered-table-cell/>
          <table:covered-table-cell/>
          <table:covered-table-cell/>
          <table:covered-table-cell/>
        </table:table-row>
        <table:table-row table:style-name="表格1.9">
          <table:table-cell table:style-name="表格1.A13" table:number-rows-spanned="5" office:value-type="string">
            <text:p text:style-name="P34">承辦監造技師</text:p>
          </table:table-cell>
          <table:table-cell table:style-name="表格1.B4" table:number-columns-spanned="2" office:value-type="string">
            <text:p text:style-name="P14"><text:span text:style-name="預設段落字型"><text:span text:style-name="T18">姓<text:tab/></text:span></text:span><text:span text:style-name="預設段落字型"><text:span text:style-name="T19">名</text:span></text:span></text:p>
          </table:table-cell>
          <table:covered-table-cell/>
          <table:table-cell table:style-name="表格1.D2" table:number-columns-spanned="9" office:value-type="string">
            <text:p text:style-name="P13"><text:span text:style-name="預設段落字型"><text:span text:style-name="T17">陶林承辦技師</text:span></text:span></text:p>
          </table:table-cell>
          <table:covered-table-cell/>
          <table:covered-table-cell/>
          <table:covered-table-cell/>
          <table:covered-table-cell/>
          <table:covered-table-cell/>
          <table:covered-table-cell/>
          <table:covered-table-cell/>
          <table:covered-table-cell/>
        </table:table-row>
        <table:table-row table:style-name="表格1.10">
          <table:covered-table-cell table:style-name="表格1.A13"/>
          <table:table-cell table:style-name="表格1.B4" table:number-columns-spanned="2" office:value-type="string">
            <text:p text:style-name="P49">執業機構名稱</text:p>
          </table:table-cell>
          <table:covered-table-cell/>
          <table:table-cell table:style-name="表格1.D2" table:number-columns-spanned="9" office:value-type="string">
            <text:p text:style-name="P11"><text:span text:style-name="預設段落字型"><text:span text:style-name="T17">陶林數值測量工程有限公司</text:span></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13"/>
          <table:table-cell table:style-name="表格1.B4" table:number-columns-spanned="2" office:value-type="string">
            <text:p text:style-name="P50">執業執照字號</text:p>
          </table:table-cell>
          <table:covered-table-cell/>
          <table:table-cell table:style-name="表格1.D2" table:number-columns-spanned="9" office:value-type="string">
            <text:p text:style-name="P11"><text:span text:style-name="預設段落字型"><text:span text:style-name="T17">工程技顧登字第0002001號</text:span></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13"/>
          <table:table-cell table:style-name="表格1.B4" table:number-columns-spanned="2" office:value-type="string">
            <text:p text:style-name="P52">營利事業統一編號</text:p>
          </table:table-cell>
          <table:covered-table-cell/>
          <table:table-cell table:style-name="表格1.D2" table:number-columns-spanned="9" office:value-type="string">
            <text:p text:style-name="P11"><text:span text:style-name="預設段落字型"><text:span text:style-name="T17">84693104</text:span></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13"/>
          <table:table-cell table:style-name="表格1.B4" table:number-columns-spanned="2" office:value-type="string">
            <text:p text:style-name="P15"><text:span text:style-name="預設段落字型"><text:span text:style-name="T18">電<text:tab/></text:span></text:span><text:span text:style-name="預設段落字型"><text:span text:style-name="T19">話</text:span></text:span></text:p>
          </table:table-cell>
          <table:covered-table-cell/>
          <table:table-cell table:style-name="表格1.D2" table:number-columns-spanned="9" office:value-type="string">
            <text:p text:style-name="P11"><text:span text:style-name="預設段落字型"><text:span text:style-name="T17">04-22303659</text:span></text:span></text:p>
          </table:table-cell>
          <table:covered-table-cell/>
          <table:covered-table-cell/>
          <table:covered-table-cell/>
          <table:covered-table-cell/>
          <table:covered-table-cell/>
          <table:covered-table-cell/>
          <table:covered-table-cell/>
          <table:covered-table-cell/>
        </table:table-row>
        <table:table-row table:style-name="表格1.14">
          <table:table-cell table:style-name="表格1.A14" table:number-columns-spanned="3" office:value-type="string">
            <text:p text:style-name="P40">實施地點土地標示</text:p>
          </table:table-cell>
          <table:covered-table-cell/>
          <table:covered-table-cell/>
          <table:table-cell table:style-name="表格1.D2" table:number-columns-spanned="9" office:value-type="string">
            <text:p text:style-name="P11"><text:span text:style-name="預設段落字型"><text:span text:style-name="T17">測試施工階段功能案件</text:span></text:span></text:p>
          </table:table-cell>
          <table:covered-table-cell/>
          <table:covered-table-cell/>
          <table:covered-table-cell/>
          <table:covered-table-cell/>
          <table:covered-table-cell/>
          <table:covered-table-cell/>
          <table:covered-table-cell/>
          <table:covered-table-cell/>
        </table:table-row>
        <table:table-row table:style-name="表格1.15">
          <table:table-cell table:style-name="表格1.A15" table:number-columns-spanned="12" office:value-type="string">
            <text:p text:style-name="P3"><text:span text:style-name="預設段落字型"><text:span text:style-name="T18">一、完工抽驗項目</text:span></text:span><text:span text:style-name="預設段落字型"><text:span text:style-name="T17">(</text:span></text:span><text:span text:style-name="預設段落字型"><text:span text:style-name="T18">註</text:span></text:span><text:span text:style-name="預設段落字型"><text:span text:style-name="T17">)</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6">
          <table:table-cell table:style-name="表格1.A17" table:number-rows-spanned="2" table:number-columns-spanned="2" office:value-type="string">
            <text:p text:style-name="P53">出流管制設施名稱</text:p>
          </table:table-cell>
          <table:covered-table-cell/>
          <table:table-cell table:style-name="表格1.C16" table:number-rows-spanned="2" office:value-type="string">
            <text:p text:style-name="P44">位置或編號</text:p>
          </table:table-cell>
          <table:table-cell table:style-name="表格1.D16" table:number-rows-spanned="2" office:value-type="string">
            <text:p text:style-name="P17"><text:span text:style-name="預設段落字型"><text:span text:style-name="T23">原核定計畫</text:span></text:span><text:span text:style-name="預設段落字型"><text:span text:style-name="T24">之數量</text:span></text:span></text:p>
          </table:table-cell>
          <table:table-cell table:style-name="表格1.E16" table:number-rows-spanned="2" office:value-type="string">
            <text:p text:style-name="P19"><text:span text:style-name="預設段落字型"><text:span text:style-name="T25">現場量測</text:span></text:span><text:span text:style-name="預設段落字型"><text:span text:style-name="T24">之數量</text:span></text:span></text:p>
          </table:table-cell>
          <table:table-cell table:style-name="表格1.F16" table:number-rows-spanned="2" office:value-type="string">
            <text:p text:style-name="P20"><text:span text:style-name="預設段落字型"><text:span text:style-name="T25">數量差異</text:span></text:span><text:span text:style-name="預設段落字型"><text:span text:style-name="T24">百分比</text:span></text:span></text:p>
          </table:table-cell>
          <table:table-cell table:style-name="表格1.G16" table:number-rows-spanned="2" office:value-type="string">
            <text:p text:style-name="P18"><text:span text:style-name="預設段落字型"><text:span text:style-name="T23">原核定計畫</text:span></text:span><text:span text:style-name="預設段落字型"><text:span text:style-name="T24">之尺寸</text:span></text:span></text:p>
          </table:table-cell>
          <table:table-cell table:style-name="表格1.H16" table:number-rows-spanned="2" table:number-columns-spanned="2" office:value-type="string">
            <text:p text:style-name="P21"><text:span text:style-name="預設段落字型"><text:span text:style-name="T25">現場量測</text:span></text:span><text:span text:style-name="預設段落字型"><text:span text:style-name="T24">之尺寸</text:span></text:span></text:p>
          </table:table-cell>
          <table:covered-table-cell/>
          <table:table-cell table:style-name="表格1.J17" table:number-rows-spanned="2" office:value-type="string">
            <text:p text:style-name="P22"><text:span text:style-name="預設段落字型"><text:span text:style-name="T25">尺寸差異</text:span></text:span><text:span text:style-name="預設段落字型"><text:span text:style-name="T24">百分比</text:span></text:span></text:p>
          </table:table-cell>
          <table:table-cell table:style-name="表格1.K16" table:number-columns-spanned="2" office:value-type="string">
            <text:p text:style-name="P35">合格</text:p>
          </table:table-cell>
          <table:covered-table-cell/>
        </table:table-row>
        <table:table-row table:style-name="表格1.16">
          <table:covered-table-cell table:style-name="表格1.A17"/>
          <table:covered-table-cell/>
          <table:covered-table-cell table:style-name="表格1.C17"/>
          <table:covered-table-cell table:style-name="表格1.D17"/>
          <table:covered-table-cell table:style-name="表格1.E17"/>
          <table:covered-table-cell table:style-name="表格1.F17"/>
          <table:covered-table-cell table:style-name="表格1.G17"/>
          <table:covered-table-cell table:style-name="表格1.H17"/>
          <table:covered-table-cell/>
          <table:covered-table-cell table:style-name="表格1.J17"/>
          <table:table-cell table:style-name="表格1.K17" office:value-type="string">
            <text:p text:style-name="P41">是</text:p>
          </table:table-cell>
          <table:table-cell table:style-name="表格1.L17" office:value-type="string">
            <text:p text:style-name="P42">否</text:p>
          </table:table-cell>
        </table:table-row>
        <table:table-row table:style-name="表格1.18">
          <table:table-cell table:style-name="表格1.A14" table:number-columns-spanned="2" office:value-type="string">
            <text:p text:style-name="P54">BBB</text:p>
          </table:table-cell>
          <table:covered-table-cell/>
          <table:table-cell table:style-name="表格1.B4" office:value-type="string">
            <text:p text:style-name="P47">BBB</text:p>
          </table:table-cell>
          <table:table-cell table:style-name="表格1.B4" office:value-type="string">
            <text:p text:style-name="P47">BBB</text:p>
          </table:table-cell>
          <table:table-cell table:style-name="表格1.B4" office:value-type="string">
            <text:p text:style-name="P47">BBB</text:p>
          </table:table-cell>
          <table:table-cell table:style-name="表格1.B4" office:value-type="string">
            <text:p text:style-name="P47">BBB</text:p>
          </table:table-cell>
          <table:table-cell table:style-name="表格1.B4" office:value-type="string">
            <text:p text:style-name="P47">BBB</text:p>
          </table:table-cell>
          <table:table-cell table:style-name="表格1.B4" table:number-columns-spanned="2" office:value-type="string">
            <text:p text:style-name="P47">BBB</text:p>
          </table:table-cell>
          <table:covered-table-cell/>
          <table:table-cell table:style-name="表格1.B4" office:value-type="string">
            <text:p text:style-name="P47">BBB</text:p>
          </table:table-cell>
          <table:table-cell table:style-name="表格1.B4" office:value-type="string">
            <text:p text:style-name="P43"><text:span text:style-name="T26">:T</text:span><text:span text:style-name="T27">rue0</text:span></text:p>
          </table:table-cell>
          <table:table-cell table:style-name="表格1.D2" office:value-type="string">
            <text:p text:style-name="P64"><text:span text:style-name="T26">:</text:span><text:span text:style-name="T28">False</text:span><text:span text:style-name="T26">0</text:span></text:p>
          </table:table-cell>
        </table:table-row>
        <table:table-row table:style-name="表格1.19">
          <table:table-cell table:style-name="表格1.A19" table:number-columns-spanned="2" office:value-type="string">
            <text:p text:style-name="P55"/>
          </table:table-cell>
          <table:covered-table-cell/>
          <table:table-cell table:style-name="表格1.C19" office:value-type="string">
            <text:p text:style-name="P56"/>
          </table:table-cell>
          <table:table-cell table:style-name="表格1.D19" office:value-type="string">
            <text:p text:style-name="P57"/>
          </table:table-cell>
          <table:table-cell table:style-name="表格1.E19" office:value-type="string">
            <text:p text:style-name="P58"/>
          </table:table-cell>
          <table:table-cell table:style-name="表格1.F19" office:value-type="string">
            <text:p text:style-name="P57"/>
          </table:table-cell>
          <table:table-cell table:style-name="表格1.G19" office:value-type="string">
            <text:p text:style-name="P59"/>
          </table:table-cell>
          <table:table-cell table:style-name="表格1.H19" table:number-columns-spanned="2" office:value-type="string">
            <text:p text:style-name="P60"/>
          </table:table-cell>
          <table:covered-table-cell/>
          <table:table-cell table:style-name="表格1.J19" office:value-type="string">
            <text:p text:style-name="P57"/>
          </table:table-cell>
          <table:table-cell table:style-name="表格1.K19" office:value-type="string">
            <text:p text:style-name="P62"/>
          </table:table-cell>
          <table:table-cell table:style-name="表格1.L19" office:value-type="string">
            <text:p text:style-name="P46"/>
          </table:table-cell>
        </table:table-row>
        <table:table-row table:style-name="表格1.19">
          <table:table-cell table:style-name="表格1.A20" table:number-columns-spanned="2" office:value-type="string">
            <text:p text:style-name="P55"/>
          </table:table-cell>
          <table:covered-table-cell/>
          <table:table-cell table:style-name="表格1.C20" office:value-type="string">
            <text:p text:style-name="P61"/>
          </table:table-cell>
          <table:table-cell table:style-name="表格1.D20" office:value-type="string">
            <text:p text:style-name="P57"/>
          </table:table-cell>
          <table:table-cell table:style-name="表格1.E20" office:value-type="string">
            <text:p text:style-name="P58"/>
          </table:table-cell>
          <table:table-cell table:style-name="表格1.F20" office:value-type="string">
            <text:p text:style-name="P57"/>
          </table:table-cell>
          <table:table-cell table:style-name="表格1.G20" office:value-type="string">
            <text:p text:style-name="P59"/>
          </table:table-cell>
          <table:table-cell table:style-name="表格1.H20" table:number-columns-spanned="2" office:value-type="string">
            <text:p text:style-name="P60"/>
          </table:table-cell>
          <table:covered-table-cell/>
          <table:table-cell table:style-name="表格1.J20" office:value-type="string">
            <text:p text:style-name="P57"/>
          </table:table-cell>
          <table:table-cell table:style-name="表格1.K20" office:value-type="string">
            <text:p text:style-name="P63"/>
          </table:table-cell>
          <table:table-cell table:style-name="表格1.L20" office:value-type="string">
            <text:p text:style-name="P46"/>
          </table:table-cell>
        </table:table-row>
        <table:table-row table:style-name="表格1.21">
          <table:table-cell table:style-name="表格1.A21" table:number-columns-spanned="2" office:value-type="string">
            <text:p text:style-name="P55"/>
          </table:table-cell>
          <table:covered-table-cell/>
          <table:table-cell table:style-name="表格1.C21" office:value-type="string">
            <text:p text:style-name="P56"/>
          </table:table-cell>
          <table:table-cell table:style-name="表格1.D21" office:value-type="string">
            <text:p text:style-name="P57"/>
          </table:table-cell>
          <table:table-cell table:style-name="表格1.E21" office:value-type="string">
            <text:p text:style-name="P58"/>
          </table:table-cell>
          <table:table-cell table:style-name="表格1.F21" office:value-type="string">
            <text:p text:style-name="P57"/>
          </table:table-cell>
          <table:table-cell table:style-name="表格1.G21" office:value-type="string">
            <text:p text:style-name="P59"/>
          </table:table-cell>
          <table:table-cell table:style-name="表格1.H21" table:number-columns-spanned="2" office:value-type="string">
            <text:p text:style-name="P60"/>
          </table:table-cell>
          <table:covered-table-cell/>
          <table:table-cell table:style-name="表格1.J21" office:value-type="string">
            <text:p text:style-name="P57"/>
          </table:table-cell>
          <table:table-cell table:style-name="表格1.K21" office:value-type="string">
            <text:p text:style-name="P45"/>
          </table:table-cell>
          <table:table-cell table:style-name="表格1.L21" office:value-type="string">
            <text:p text:style-name="P45"/>
          </table:table-cell>
        </table:table-row>
      </table:table>
      <text:p text:style-name="P67"/>
      <text:p text:style-name="P6"/>
      <text:p text:style-name="P6"/>
      <table:table table:name="表格2" table:style-name="表格2">
        <table:table-column table:style-name="表格2.A"/>
        <table:table-column table:style-name="表格2.B"/>
        <table:table-row table:style-name="表格2.1">
          <table:table-cell table:style-name="表格2.A1" table:number-columns-spanned="2" office:value-type="string">
            <text:p text:style-name="P31">二、其他注意事項</text:p>
          </table:table-cell>
          <table:covered-table-cell/>
        </table:table-row>
        <table:table-row table:style-name="表格2.2">
          <table:table-cell table:style-name="表格2.A2" office:value-type="string">
            <text:p text:style-name="P31">三、檢查結果</text:p>
          </table:table-cell>
          <table:table-cell table:style-name="表格2.B2" office:value-type="string">
            <text:p text:style-name="P32">□<text:span text:style-name="T15">已達完工標準 □未達完工標準</text:span></text:p>
          </table:table-cell>
        </table:table-row>
      </table:table>
      <text:p text:style-name="P6"/>
      <text:p text:style-name="P23"/>
      <text:p text:style-name="P8">五、 相關單位及人員簽名</text:p>
      <text:p text:style-name="P24"/>
      <text:p text:style-name="P4"><text:span text:style-name="預設段落字型"><text:span text:style-name="T3">(</text:span></text:span><text:span text:style-name="預設段落字型"><text:span text:style-name="T4">一</text:span></text:span><text:span text:style-name="預設段落字型"><text:span text:style-name="T2">)</text:span></text:span><text:span text:style-name="預設段落字型"><text:span text:style-name="T4">完工檢查單位及人員：</text:span></text:span></text:p>
      <text:p text:style-name="P5"><text:span text:style-name="預設段落字型"><text:span text:style-name="T3">(</text:span></text:span><text:span text:style-name="預設段落字型"><text:span text:style-name="T4">二</text:span></text:span><text:span text:style-name="預設段落字型"><text:span text:style-name="T2">)</text:span></text:span><text:span text:style-name="預設段落字型"><text:span text:style-name="T4">會同完工檢查單位及人員：</text:span></text:span></text:p>
      <text:p text:style-name="P5"><text:span text:style-name="預設段落字型"><text:span text:style-name="T3">(</text:span></text:span><text:span text:style-name="預設段落字型"><text:span text:style-name="T4">三</text:span></text:span><text:span text:style-name="預設段落字型"><text:span text:style-name="T2">)</text:span></text:span><text:span text:style-name="預設段落字型"><text:span text:style-name="T4">承辦監造技師：</text:span></text:span></text:p>
      <text:p text:style-name="P5"><text:span text:style-name="預設段落字型"><text:span text:style-name="T3">(</text:span></text:span><text:span text:style-name="預設段落字型"><text:span text:style-name="T4">四</text:span></text:span><text:span text:style-name="預設段落字型"><text:span text:style-name="T2">)</text:span></text:span><text:span text:style-name="預設段落字型"><text:span text:style-name="T4">義務人：</text:span></text:span></text:p>
      <text:p text:style-name="P25"><text:span text:style-name="預設段落字型"><text:span text:style-name="T5">六、 完工檢查係採抽驗方式，屬未抽驗、隱蔽或工程品質部分，應由義務人及承辦監造技師負責。</text:span></text:span><text:span text:style-name="預設段落字型"><text:span text:style-name="T6">註</text:span></text:span><text:span text:style-name="預設段落字型"><text:span text:style-name="T2">:</text:span></text:span></text:p>
      <text:p text:style-name="P26"><text:span text:style-name="預設段落字型"><text:span text:style-name="T7">依「出流管制計畫書與規劃書審核監督及免辦認定辦法」第十四條，有下列情形之一者，義務人應</text:span></text:span><text:span text:style-name="預設段落字型"><text:span text:style-name="T8">向目的事業主管機關提出出流管制計畫書變更，並由目的事業主管機關轉主管機關審查：</text:span></text:span></text:p>
      <text:p text:style-name="P27"><text:span text:style-name="預設段落字型"><text:span text:style-name="T9">一、土地開發利用面積增加原土地開發利用面積百分之十或達主管機關依所訂定之一定規模以上。 </text:span></text:span><text:span text:style-name="預設段落字型"><text:span text:style-name="T10">二、涉及排水出流洪峰流量檢核基準、滯洪體積檢核基準及土地開發利用對區外排水影響檢核基</text:span></text:span></text:p>
      <text:p text:style-name="P28"><text:span text:style-name="預設段落字型"><text:span text:style-name="T7">準之各單項出流管制設施，其計量單位之數量增減百分之二十以上；其中滯洪體積減少百分</text:span></text:span><text:span text:style-name="預設段落字型"><text:span text:style-name="T11">之十以上。</text:span></text:span></text:p>
      <text:p text:style-name="P29"><text:span text:style-name="預設段落字型"><text:span text:style-name="T12">三、變更滯洪池出水口型式或位置。</text:span></text:span><text:span text:style-name="預設段落字型"><text:span text:style-name="T13">四、變更出流管制設施位置。</text:span></text:span></text:p>
      <text:p text:style-name="P10">五、增減出流管制設施項目。</text:p>
      <text:p text:style-name="P9">六、變更基地排水路斷面增加百分之二十或減少百分之十以上。</text:p>
      <text:h text:style-name="P66"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orphans="0" fo:widows="0" fo:hyphenation-ladder-count="no-limit" style:text-autospace="none"/>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font-size-complex="11pt" fo:hyphenate="false" loext:hyphenation-no-caps="false"/>
    </style:style>
    <style:style style:name="Heading_20_1" style:display-name="Heading 1" style:family="paragraph" style:parent-style-name="Text_20_body" style:next-style-name="Text_20_body" style:default-outline-level="1" style:class="text">
      <style:paragraph-properties fo:margin-left="4.251cm" fo:margin-right="0cm" fo:hyphenation-ladder-count="no-limit" fo:text-indent="0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Heading_20_2" style:display-name="Heading 2" style:family="paragraph" style:parent-style-name="Text_20_body" style:next-style-name="Text_20_body" style:default-outline-level="2" style:class="text">
      <style:paragraph-properties fo:margin-left="3.755cm" fo:margin-right="0cm" fo:hyphenation-ladder-count="no-limit" fo:text-indent="0cm" style:auto-text-indent="false">
        <style:tab-stops/>
      </style:paragraph-properties>
      <style:text-properties fo:font-size="18pt" fo:font-weight="bold" style:font-size-asian="18pt" style:font-weight-asian="bold" style:font-size-complex="18pt" style:font-weight-complex="bold" fo:hyphenate="false" loext:hyphenation-no-caps="false"/>
    </style:style>
    <style:style style:name="Heading_20_3" style:display-name="Heading 3" style:family="paragraph" style:parent-style-name="Text_20_body" style:next-style-name="Text_20_body" style:default-outline-level="3" style:class="text">
      <style:paragraph-properties fo:margin-left="0.843cm" fo:margin-right="0cm" fo:text-align="justify" style:justify-single-word="false" fo:hyphenation-ladder-count="no-limit" fo:text-indent="0cm" style:auto-text-indent="false">
        <style:tab-stops/>
      </style:paragraph-properties>
      <style:text-properties fo:font-size="18pt" style:font-size-asian="18pt" style:font-size-complex="18pt" fo:hyphenate="false" loext:hyphenation-no-caps="false"/>
    </style:style>
    <style:style style:name="Heading_20_4" style:display-name="Heading 4" style:family="paragraph" style:parent-style-name="Text_20_body" style:next-style-name="Text_20_body" style:default-outline-level="4" style:class="text">
      <style:paragraph-properties fo:margin-left="0.843cm" fo:margin-right="0cm" fo:margin-top="0.016cm" fo:margin-bottom="0cm" style:contextual-spacing="false"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loext:hyphenation-no-caps="false"/>
    </style:style>
    <style:style style:name="本文" style:family="paragraph" style:parent-style-name="Text_20_body">
      <style:paragraph-properties fo:hyphenation-ladder-count="no-limit"/>
      <style:text-properties fo:font-size="14pt" style:font-size-asian="14pt" style:font-size-complex="14pt" fo:hyphenate="false" loext:hyphenation-no-caps="false"/>
    </style:style>
    <style:style style:name="清單段落" style:family="paragraph" style:parent-style-name="Text_20_body">
      <style:paragraph-properties fo:margin-left="4.822cm" fo:margin-right="4.149cm" fo:margin-top="0.196cm" fo:margin-bottom="0cm" style:contextual-spacing="false" fo:hyphenation-ladder-count="no-limit" fo:text-indent="-2.332cm" style:auto-text-indent="false">
        <style:tab-stops/>
      </style:paragraph-properties>
      <style:text-properties fo:font-size="12pt" style:font-size-asian="12pt" style:font-size-complex="12pt" fo:hyphenate="false" loext:hyphenation-no-caps="false"/>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swiss" style:font-pitch="variable" fo:font-size="10pt" fo:language="en" fo:country="US" style:font-name-asian="新細明體" style:font-family-asian="新細明體" style:font-family-generic-asian="roman" style:font-pitch-asian="variable" style:font-size-asian="10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預設段落字型" style:family="text"/>
    <style:style style:name="標題_20_1_20_字元" style:display-name="標題 1 字元" style:family="text" style:parent-style-name="預設段落字型">
      <style:text-properties style:font-name="Calibri Light" fo:font-family="'Calibri Light'" style:font-family-generic="swiss" style:font-pitch="variable" fo:font-size="26pt" fo:font-weight="bold" style:letter-kerning="true" style:font-name-asian="新細明體" style:font-family-asian="新細明體"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標題_20_2_20_字元" style:display-name="標題 2 字元" style:family="text" style:parent-style-name="預設段落字型">
      <style:text-properties style:font-name="Calibri Light" fo:font-family="'Calibri Light'" style:font-family-generic="swiss" style:font-pitch="variable" fo:font-size="24pt" fo:font-weight="bold" style:letter-kerning="false" style:font-name-asian="新細明體" style:font-family-asian="新細明體"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標題_20_3_20_字元" style:display-name="標題 3 字元" style:family="text" style:parent-style-name="預設段落字型">
      <style:text-properties style:font-name="Calibri Light" fo:font-family="'Calibri Light'" style:font-family-generic="swiss" style:font-pitch="variable" fo:font-size="18pt" fo:font-weight="bold" style:letter-kerning="false" style:font-name-asian="新細明體" style:font-family-asian="新細明體"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標題_20_4_20_字元" style:display-name="標題 4 字元" style:family="text" style:parent-style-name="預設段落字型">
      <style:text-properties style:font-name="Calibri Light" fo:font-family="'Calibri Light'" style:font-family-generic="swiss" style:font-pitch="variable" fo:font-size="18pt" style:letter-kerning="false" style:font-name-asian="新細明體" style:font-family-asian="新細明體"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本文_20_字元" style:display-name="本文 字元" style:family="text" style:parent-style-name="預設段落字型">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style>
    <style:style style:name="WW_5f_CharLFO1LVL1" style:display-name="WW_CharLFO1LVL1" style:family="text">
      <style:text-properties style:font-name="Times New Roman" fo:font-family="'Times New Roman'" style:font-family-generic="roman" style:font-pitch="variable" fo:font-size="10pt" fo:font-weight="normal" style:font-size-asian="10pt" style:font-weight-asian="normal" style:font-name-complex="Times New Roman" style:font-family-complex="'Times New Roman'" style:font-family-generic-complex="roman" style:font-pitch-complex="variable" style:font-size-complex="10pt" style:font-weight-complex="normal" style:text-scale="100%"/>
    </style:style>
    <style:style style:name="WW_5f_CharLFO2LVL1" style:display-name="WW_CharLFO2LVL1" style:family="text">
      <style:text-properties style:font-name="Wingdings" fo:font-family="Wingdings" style:font-family-generic="system" style:font-pitch="variable" style:font-charset="x-symbol" fo:font-size="14pt" fo:font-weight="normal" style:font-size-asian="14pt" style:font-weight-asian="normal" style:text-scale="100%"/>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本文">
      <style:paragraph-properties fo:line-height="5%" style:punctuation-wrap="simple"/>
    </style:style>
    <style:style style:name="M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MT1" style:family="text">
      <style:text-properties style:font-name="Times New Roman" fo:font-size="9pt" style:font-name-asian="新細明體" style:font-size-asian="9pt" style:font-name-complex="Times New Roman" style:font-size-complex="9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0cm" fo:margin-bottom="1.483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386cm" fo:margin-left="0cm" fo:margin-right="0cm" fo:margin-top="0cm" style:dynamic-spacing="true"/>
      </style:footer-style>
    </style:page-layout>
    <style:page-layout style:name="Mpm3">
      <style:page-layout-properties fo:page-width="21.008cm" fo:page-height="29.704cm" style:num-format="1" style:print-orientation="portrait" fo:margin-top="2.399cm" fo:margin-bottom="1.87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draw:frame draw:style-name="Mfr1" draw:name="Text Box 1" text:anchor-type="paragraph" svg:x="9.95cm" svg:y="27.58cm" svg:width="0.612cm" style:rel-width="scale" svg:height="0.672cm" style:rel-height="scale" draw:z-index="1"><draw:text-box><text:p text:style-name="MP2"><text:span text:style-name="預設段落字型"><text:span text:style-name="MT1"><text:page-number text:select-page="current">1</text:page-number></text:span></text:span></text:p></draw:text-box></draw:frame></text:p>
      </style:footer>
    </style:master-page>
    <style:master-page style:name="MP1" style:page-layout-name="Mpm3" draw:style-name="Mdp1">
      <style:footer>
        <text:p text:style-name="MP1"><draw:frame draw:style-name="Mfr1" draw:name="Text Box 11" text:anchor-type="paragraph" svg:x="9.95cm" svg:y="27.58cm" svg:width="0.612cm" style:rel-width="scale" svg:height="0.672cm" style:rel-height="scale" draw:z-index="0"><draw:text-box><text:p text:style-name="MP2"><text:span text:style-name="預設段落字型"><text:span text:style-name="MT1"><text:page-number text:select-page="current">2</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
    <dc:description/>
    <dc:subject/>
    <meta:initial-creator>Alex Wang</meta:initial-creator>
    <meta:creation-date>2021-08-19T07:55:00Z</meta:creation-date>
    <dc:date>2022-09-19T17:33:43.714000000</dc:date>
    <meta:editing-cycles>41</meta:editing-cycles>
    <meta:editing-duration>PT6H21M20S</meta:editing-duration>
    <meta:document-statistic meta:table-count="2" meta:image-count="0" meta:object-count="0" meta:page-count="2" meta:paragraph-count="74" meta:word-count="733" meta:character-count="925" meta:non-whitespace-character-count="912"/>
    <meta:user-defined meta:name="Creator">Acrobat PDFMaker 11 Word 版</meta:user-defined>
    <meta:template xlink:type="simple" xlink:actuate="onRequest" xlink:title="" xlink:href="../no15.odt/Normal"/>
  </office:meta>
</office:document-meta>
</file>